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7e89a" officeooo:paragraph-rsid="002e1f14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7e89a" officeooo:paragraph-rsid="001eb7d3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bbbdb" officeooo:paragraph-rsid="001bbbdb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d272a" officeooo:paragraph-rsid="002e1f14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eb7d3" officeooo:paragraph-rsid="001eb7d3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eec05" officeooo:paragraph-rsid="001eec0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50201" officeooo:paragraph-rsid="00250201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5f78d" officeooo:paragraph-rsid="0025f78d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6e31f" officeooo:paragraph-rsid="0026e31f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d9b87" officeooo:paragraph-rsid="002d9b87" style:font-name-asian="Courier New" style:font-size-asian="10pt" style:font-name-complex="Liberation Mono" style:font-size-complex="10pt"/>
    </style:style>
    <style:style style:name="P15" style:family="paragraph" style:parent-style-name="Table_20_Contents" style:list-style-name="L1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6" style:family="paragraph" style:parent-style-name="Table_20_Contents" style:list-style-name="L1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2397eb" officeooo:paragraph-rsid="002e1f14" style:font-name-asian="Courier New" style:font-size-asian="10pt" style:font-name-complex="Liberation Mono" style:font-size-complex="10pt"/>
    </style:style>
    <style:style style:name="P18" style:family="paragraph" style:parent-style-name="Table_20_Contents" style:list-style-name="L1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9" style:family="paragraph" style:parent-style-name="Table_20_Contents" style:list-style-name="L2">
      <loext:graphic-properties draw:fill="none"/>
      <style:paragraph-properties fo:margin-left="0.0618in" fo:margin-right="0in" fo:text-indent="-0.25in" style:auto-text-indent="false" fo:background-color="transparent" text:number-lines="false" text:line-number="0"/>
      <style:text-properties style:font-name="Liberation Mono" fo:font-size="10pt" officeooo:rsid="00250201" officeooo:paragraph-rsid="001d272a" style:font-name-asian="Courier New" style:font-size-asian="10pt" style:font-name-complex="Liberation Mono" style:font-size-complex="10pt"/>
    </style:style>
    <style:style style:name="T1" style:family="text">
      <style:text-properties officeooo:rsid="0018c5a7"/>
    </style:style>
    <style:style style:name="T2" style:family="text">
      <style:text-properties officeooo:rsid="002397eb"/>
    </style:style>
    <style:style style:name="T3" style:family="text">
      <style:text-properties officeooo:rsid="00250201"/>
    </style:style>
    <style:style style:name="T4" style:family="text">
      <style:text-properties officeooo:rsid="0025f78d"/>
    </style:style>
    <style:style style:name="T5" style:family="text">
      <style:text-properties officeooo:rsid="002d3019"/>
    </style:style>
    <style:style style:name="T6" style:family="text">
      <style:text-properties officeooo:rsid="002e1f14"/>
    </style:style>
    <style:style style:name="T7" style:family="text">
      <style:text-properties officeooo:rsid="001d27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4">26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12">View About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12">Needed</text:p>
          </table:table-cell>
        </table:table-row>
        <table:table-row>
          <table:table-cell table:style-name="Table1.A2" office:value-type="string">
            <text:p text:style-name="P13">View</text:p>
          </table:table-cell>
          <table:table-cell table:style-name="Table1.B2" office:value-type="string">
            <text:p text:style-name="P13">Help M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6">The DM <text:span text:style-name="T4">should be able to view the version number and other information regarding the application</text:span>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6">The DM clicks<text:span text:style-name="T4"> About button</text:span>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4"><text:span text:style-name="T7"><text:s text:c="3"/>1. </text:span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6456752982290346495" text:style-name="L1">
              <text:list-header>
                <text:p text:style-name="P18"><text:span text:style-name="T3"><text:s text:c="2"/>1. </text:span>DM <text:span text:style-name="T5">c</text:span>lick<text:span text:style-name="T5">s</text:span> the <text:span text:style-name="T4">View About button on Help</text:span></text:p>
                <text:p text:style-name="P15"><text:s/></text:p>
                <text:p text:style-name="P16"/>
              </text:list-header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5719390087409609966" text:style-name="L2">
              <text:list-header>
                <text:p text:style-name="P19"><text:s text:c="2"/>1. Information about product will appear in <text:span text:style-name="T6">a popup</text:span></text:p>
              </text:list-header>
            </text:list>
            <text:p text:style-name="P11"/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8"><text:s text:c="3"/>1. <text:span text:style-name="T2">DM wants to view extra information about the</text:span></text:p>
            <text:p text:style-name="P17"><text:s text:c="6"/>application</text:p>
            <text:p text:style-name="P7"><text:s text:c="3"/>2. <text:span text:style-name="T3">DM clicks About from help menu</text:span></text:p>
            <text:p text:style-name="P10"><text:s text:c="3"/>3. <text:span text:style-name="T4">Information will be displayed in a new popup</text:span></text:p>
            <text:p text:style-name="P5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9">None</text:p>
            <text:p text:style-name="P2"/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3:09.725000000</dc:date>
    <meta:editing-duration>PT2H6M12S</meta:editing-duration>
    <meta:editing-cycles>16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94" meta:character-count="536" meta:non-whitespace-character-count="446"/>
  </office:meta>
</office:document-meta>
</file>